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B000000684BEF95243782BD622.png" manifest:media-type="image/png"/>
  <manifest:file-entry manifest:full-path="Pictures/1000020100000418000007589539AD9E421462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24.3cm" fo:min-width="8.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cm, 0.288cm, 0.19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30%" draw:red="0%" draw:green="0%" draw:blue="0%" fo:clip="rect(5.022cm, 32.725cm, 25.29cm, 8.998cm)" draw:image-opacity="100%" style:mirror="none"/>
    </style:style>
    <style:style style:name="gr4" style:family="graphic" style:parent-style-name="standard">
      <style:graphic-properties svg:stroke-color="#808080" draw:fill="solid" draw:fill-color="#d3d3d3" draw:opacity="20%" draw:textarea-horizontal-align="justify" draw:textarea-vertical-align="middle" draw:auto-grow-height="false" fo:min-height="0.3cm" fo:min-width="0.3cm"/>
    </style:style>
    <style:style style:name="gr5" style:family="graphic" style:parent-style-name="standard">
      <style:graphic-properties draw:stroke="solid" svg:stroke-color="#808080" draw:fill="solid" draw:fill-color="#d3d3d3" draw:opacity="20%" draw:textarea-horizontal-align="justify" draw:textarea-vertical-align="middle" draw:auto-grow-height="false" fo:min-height="0.3cm" fo:min-width="0.3cm"/>
    </style:style>
    <style:style style:name="gr6" style:family="graphic" style:parent-style-name="standard">
      <style:graphic-properties draw:stroke="none" svg:stroke-color="#000000" draw:fill="none" draw:fill-color="#ffffff" fo:min-height="0.335cm" fo:min-width="2.187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fo:min-height="0.335cm" fo:min-width="1.67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fo:min-height="0.276cm" fo:min-width="1.869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fo:min-height="0.276cm" fo:min-width="1.687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width="0.018cm" svg:stroke-color="#808080" draw:marker-start-width="0.227cm" draw:marker-end-width="0.227cm" draw:fill="none" draw:fill-color="#d3d3d3" draw:opacity="100%" draw:textarea-vertical-align="middle" draw:color-mode="standard" draw:luminance="0%" draw:contrast="0%" draw:gamma="100%" draw:red="0%" draw:green="0%" draw:blue="0%" fo:clip="rect(8.423cm, 41.522cm, 33.915cm, 15.403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551cm" fo:min-width="1.3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51cm" fo:min-width="1.568cm"/>
      <style:paragraph-properties style:writing-mode="lr-tb"/>
    </style:style>
    <style:style style:name="gr13" style:family="graphic" style:parent-style-name="Object_20_with_20_no_20_fill_20_and_20_no_20_line">
      <style:graphic-properties draw:stroke="solid" svg:stroke-width="0.018cm" svg:stroke-color="#808080" draw:marker-start-width="0.227cm" draw:marker-end-width="0.227cm" draw:fill="none" draw:fill-color="#d3d3d3" draw:opacity="100%" draw:textarea-vertical-align="middle" draw:color-mode="standard" draw:luminance="0%" draw:contrast="0%" draw:gamma="100%" draw:red="0%" draw:green="0%" draw:blue="0%" fo:clip="rect(12.163cm, 40.248cm, 30.018cm, 16.589cm)" draw:image-opacity="100%" style:mirror="none"/>
    </style:style>
    <style:style style:name="gr14" style:family="graphic" style:parent-style-name="objectwithoutfill">
      <style:graphic-properties svg:stroke-width="0.018cm" svg:stroke-color="#808080" draw:marker-start-width="0.227cm" draw:marker-end-width="0.227cm" draw:fill="none" draw:textarea-vertical-align="middle" fo:padding-top="0.009cm" fo:padding-bottom="0.009cm" fo:padding-left="0.009cm" fo:padding-right="0.009cm"/>
    </style:style>
    <style:style style:name="gr15" style:family="graphic" style:parent-style-name="standard">
      <style:graphic-properties draw:stroke="none" svg:stroke-color="#000000" draw:fill="solid" draw:fill-color="#ffffff" fo:min-height="0.276cm" fo:min-width="7.02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319cm" fo:min-width="0.16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319cm" fo:min-width="0.18cm"/>
      <style:paragraph-properties style:writing-mode="lr-tb"/>
    </style:style>
    <style:style style:name="gr18" style:family="graphic" style:parent-style-name="standard">
      <style:graphic-properties svg:stroke-width="0.035cm" svg:stroke-color="#b2b2b2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19" style:family="graphic" style:parent-style-name="standard">
      <style:graphic-properties svg:stroke-width="0.035cm" svg:stroke-color="#b2b2b2" draw:marker-start-width="0.252cm" draw:marker-end-width="0.252cm" draw:fill="none" draw:textarea-horizontal-align="justify" draw:textarea-vertical-align="middle" draw:auto-grow-height="false" fo:min-height="2.088cm" fo:min-width="2.088cm" fo:padding-top="0.017cm" fo:padding-bottom="0.017cm" fo:padding-left="0.017cm" fo:padding-right="0.017cm"/>
    </style:style>
    <style:style style:name="gr20" style:family="graphic" style:parent-style-name="objectwithoutfill">
      <style:graphic-properties draw:stroke="solid" svg:stroke-width="0.018cm" svg:stroke-color="#000000" draw:marker-start-width="0.226cm" draw:marker-end-width="0.226cm" draw:fill="none" draw:textarea-vertical-align="middle" fo:padding-top="0.133cm" fo:padding-bottom="0.133cm" fo:padding-left="0.258cm" fo:padding-right="0.258cm"/>
    </style:style>
    <style:style style:name="gr21" style:family="graphic" style:parent-style-name="standard">
      <style:graphic-properties draw:stroke="none" svg:stroke-color="#000000" draw:fill="none" draw:fill-color="#ffffff" fo:min-height="0.551cm" fo:min-width="1.048cm"/>
      <style:paragraph-properties style:writing-mode="lr-tb"/>
    </style:style>
    <style:style style:name="gr22" style:family="graphic" style:parent-style-name="standard">
      <style:graphic-properties svg:stroke-width="0.028cm" svg:stroke-color="#b2b2b2" draw:marker-start-width="0.242cm" draw:marker-end-width="0.242cm" draw:fill="none" draw:textarea-horizontal-align="justify" draw:textarea-vertical-align="middle" draw:auto-grow-height="false" fo:min-height="0.169cm" fo:min-width="0.169cm" fo:padding-top="0.014cm" fo:padding-bottom="0.014cm" fo:padding-left="0.014cm" fo:padding-right="0.014cm"/>
    </style:style>
    <style:style style:name="gr23" style:family="graphic" style:parent-style-name="standard">
      <style:graphic-properties svg:stroke-width="0.028cm" svg:stroke-color="#b2b2b2" draw:marker-start-width="0.242cm" draw:marker-end-width="0.242cm" draw:fill="none" draw:textarea-horizontal-align="justify" draw:textarea-vertical-align="middle" draw:auto-grow-height="false" fo:min-height="0.235cm" fo:min-width="0.235cm" fo:padding-top="0.014cm" fo:padding-bottom="0.014cm" fo:padding-left="0.014cm" fo:padding-right="0.014cm"/>
    </style:style>
    <style:style style:name="gr24" style:family="graphic" style:parent-style-name="standard" style:list-style-name="L1">
      <style:graphic-properties svg:stroke-width="0.028cm" svg:stroke-color="#b2b2b2" draw:marker-start-width="0.242cm" draw:marker-end-width="0.242cm" draw:fill="solid" draw:fill-color="#ffffff" draw:textarea-horizontal-align="justify" draw:textarea-vertical-align="middle" draw:auto-grow-height="false" fo:min-height="0.343cm" fo:min-width="0.343cm" fo:padding-top="0.014cm" fo:padding-bottom="0.014cm" fo:padding-left="0.014cm" fo:padding-right="0.014cm"/>
      <style:paragraph-properties style:writing-mode="lr-tb"/>
    </style:style>
    <style:style style:name="gr25" style:family="graphic" style:parent-style-name="standard">
      <style:graphic-properties draw:stroke="none" svg:stroke-width="0.035cm" svg:stroke-color="#808080" draw:marker-start-width="0.252cm" draw:marker-end-width="0.252cm" draw:fill="none" draw:textarea-horizontal-align="justify" draw:textarea-vertical-align="middle" draw:auto-grow-height="false" fo:min-height="0.337cm" fo:min-width="0.337cm" fo:padding-top="0.017cm" fo:padding-bottom="0.017cm" fo:padding-left="0.017cm" fo:padding-right="0.017cm"/>
      <style:paragraph-properties style:writing-mode="lr-tb"/>
    </style:style>
    <style:style style:name="gr26" style:family="graphic" style:parent-style-name="standard">
      <style:graphic-properties draw:stroke="none" svg:stroke-width="0.028cm" svg:stroke-color="#0000ff" draw:marker-start-width="0.242cm" draw:marker-end-width="0.242cm" draw:fill="solid" draw:fill-color="#0000ff" draw:textarea-vertical-align="middle" draw:auto-grow-height="false" fo:min-height="1.476cm" fo:min-width="1.473cm" fo:padding-top="0.014cm" fo:padding-bottom="0.014cm" fo:padding-left="0.014cm" fo:padding-right="0.014cm"/>
    </style:style>
    <style:style style:name="gr27" style:family="graphic" style:parent-style-name="standard">
      <style:graphic-properties draw:stroke="none" svg:stroke-color="#000000" draw:fill="none" draw:fill-color="#ffffff" fo:min-height="0.395cm" fo:min-width="0.205cm"/>
      <style:paragraph-properties style:writing-mode="lr-tb"/>
    </style:style>
    <style:style style:name="gr28" style:family="graphic" style:parent-style-name="standard">
      <style:graphic-properties svg:stroke-width="0.018cm" svg:stroke-color="#000000" draw:marker-start-width="0.227cm" draw:marker-end-width="0.227cm" draw:fill="none" draw:textarea-vertical-align="middle" draw:auto-grow-height="false" fo:min-height="1.485cm" fo:min-width="0.967cm" fo:padding-top="0.009cm" fo:padding-bottom="0.009cm" fo:padding-left="0.009cm" fo:padding-right="0.009cm"/>
    </style:style>
    <style:style style:name="gr29" style:family="graphic" style:parent-style-name="standard">
      <style:graphic-properties draw:stroke="none" svg:stroke-color="#000000" draw:fill="solid" draw:fill-color="#ffffff" fo:min-height="0.276cm" fo:min-width="1.107cm"/>
      <style:paragraph-properties style:writing-mode="lr-tb"/>
    </style:style>
    <style:style style:name="gr30" style:family="graphic" style:parent-style-name="standard">
      <style:graphic-properties draw:stroke="solid" svg:stroke-width="0.028cm" svg:stroke-color="#ffcc99" draw:marker-start-width="0.242cm" draw:marker-end-width="0.242cm" draw:fill="solid" draw:fill-color="#ffcc99" draw:opacity="30%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1" style:family="graphic" style:parent-style-name="standard">
      <style:graphic-properties draw:stroke="solid" svg:stroke-width="0.018cm" svg:stroke-color="#ffcc99" draw:marker-start-width="0.227cm" draw:marker-end-width="0.227cm" draw:fill="solid" draw:fill-color="#ffffff" draw:opacity="100%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2" style:family="graphic" style:parent-style-name="standard">
      <style:graphic-properties svg:stroke-width="0.018cm" svg:stroke-color="#999999" draw:marker-start-width="0.227cm" draw:marker-end-width="0.227cm" draw:fill-color="#ffffff" draw:textarea-horizontal-align="justify" draw:textarea-vertical-align="middle" draw:auto-grow-height="false" fo:min-height="0.142cm" fo:min-width="0cm" fo:padding-top="0.134cm" fo:padding-bottom="0.134cm" fo:padding-left="0.259cm" fo:padding-right="0.259cm"/>
    </style:style>
    <style:style style:name="gr33" style:family="graphic" style:parent-style-name="standard">
      <style:graphic-properties svg:stroke-width="0.018cm" svg:stroke-color="#808080" draw:marker-start-width="0.227cm" draw:marker-end-width="0.227cm" draw:fill="solid" draw:fill-color="#ffffff" draw:textarea-horizontal-align="justify" draw:textarea-vertical-align="middle" draw:auto-grow-height="false" fo:min-height="0.067cm" fo:min-width="0.109cm" fo:padding-top="0.009cm" fo:padding-bottom="0.009cm" fo:padding-left="0.009cm" fo:padding-right="0.009cm"/>
    </style:style>
    <style:style style:name="gr34" style:family="graphic" style:parent-style-name="standard">
      <style:graphic-properties draw:fill-color="#696969" draw:textarea-horizontal-align="justify" draw:textarea-vertical-align="middle" draw:auto-grow-height="false" fo:min-height="0.038cm" fo:min-width="0.02cm"/>
    </style:style>
    <style:style style:name="gr35" style:family="graphic" style:parent-style-name="standard">
      <style:graphic-properties draw:fill-color="#696969" draw:textarea-horizontal-align="justify" draw:textarea-vertical-align="middle" draw:auto-grow-height="false" fo:min-height="0.021cm" fo:min-width="0.019cm"/>
    </style:style>
    <style:style style:name="gr36" style:family="graphic" style:parent-style-name="standard">
      <style:graphic-properties svg:stroke-width="0.053cm" svg:stroke-color="#b2b2b2" draw:marker-start-width="0.279cm" draw:marker-end-width="0.279cm" svg:stroke-opacity="100%" draw:fill-color="#ffffff" draw:opacity="20%" draw:textarea-horizontal-align="justify" draw:textarea-vertical-align="middle" draw:auto-grow-height="false" fo:min-height="0.04cm" fo:min-width="0cm" fo:padding-top="0.151cm" fo:padding-bottom="0.151cm" fo:padding-left="0.276cm" fo:padding-right="0.276cm"/>
    </style:style>
    <style:style style:name="gr37" style:family="graphic" style:parent-style-name="standard">
      <style:graphic-properties svg:stroke-width="0.018cm" svg:stroke-color="#000000" draw:marker-start-width="0.227cm" draw:marker-end-width="0.227cm" draw:fill-color="#ffd700" draw:textarea-horizontal-align="justify" draw:textarea-vertical-align="middle" draw:auto-grow-height="false" fo:min-height="0.398cm" fo:min-width="0.109cm" fo:padding-top="0.009cm" fo:padding-bottom="0.009cm" fo:padding-left="0.009cm" fo:padding-right="0.009cm"/>
    </style:style>
    <style:style style:name="gr38" style:family="graphic" style:parent-style-name="standard">
      <style:graphic-properties draw:stroke="solid" svg:stroke-width="0.028cm" svg:stroke-color="#b2b2b2" draw:marker-start-width="0.242cm" draw:marker-end-width="0.242cm" draw:fill="none" draw:fill-color="#ffffff" draw:textarea-horizontal-align="justify" draw:textarea-vertical-align="middle" draw:auto-grow-height="false" fo:min-height="0.672cm" fo:min-width="3.579cm" fo:padding-top="0.014cm" fo:padding-bottom="0.014cm" fo:padding-left="0.014cm" fo:padding-right="0.014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0.67cm" fo:min-width="3.9cm"/>
    </style:style>
    <style:style style:name="gr40" style:family="graphic" style:parent-style-name="standard">
      <style:graphic-properties draw:stroke="solid" svg:stroke-width="0.053cm" svg:stroke-color="#ff0000" draw:marker-start-width="0.279cm" draw:marker-end-width="0.279cm" draw:fill="none" draw:fill-color="#ffcc99" draw:opacity="3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1" style:family="graphic" style:parent-style-name="objectwithoutfill">
      <style:graphic-properties svg:stroke-width="0.018cm" draw:marker-start-width="0.227cm" draw:marker-end="Symmetric_20_Arrow" draw:marker-end-width="0.177cm" draw:fill="none" draw:textarea-vertical-align="middle" fo:padding-top="0.009cm" fo:padding-bottom="0.009cm" fo:padding-left="0.009cm" fo:padding-right="0.009cm"/>
    </style:style>
    <style:style style:name="gr42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.151cm" fo:min-width="1.464cm" fo:padding-top="0.009cm" fo:padding-bottom="0.009cm" fo:padding-left="0.009cm" fo:padding-right="0.009cm"/>
    </style:style>
    <style:style style:name="gr43" style:family="graphic" style:parent-style-name="standard">
      <style:graphic-properties draw:stroke="solid" svg:stroke-width="0.018cm" svg:stroke-color="#0000ff" draw:marker-start-width="0.227cm" draw:marker-end-width="0.227cm" draw:fill="solid" draw:fill-color="#ffffff" draw:textarea-horizontal-align="justify" draw:textarea-vertical-align="middle" draw:auto-grow-height="false" fo:min-height="0.151cm" fo:min-width="0.363cm" fo:padding-top="0.009cm" fo:padding-bottom="0.009cm" fo:padding-left="0.009cm" fo:padding-right="0.009cm"/>
    </style:style>
    <style:style style:name="gr44" style:family="graphic" style:parent-style-name="standard">
      <style:graphic-properties draw:stroke="none" svg:stroke-color="#000000" draw:fill="none" draw:fill-color="#ffffff" fo:min-height="0.276cm" fo:min-width="1.903cm"/>
      <style:paragraph-properties style:writing-mode="lr-tb"/>
    </style:style>
    <style:style style:name="gr45" style:family="graphic" style:parent-style-name="standard">
      <style:graphic-properties draw:stroke="none" svg:stroke-width="0.035cm" svg:stroke-color="#ff0000" draw:marker-start-width="0.252cm" draw:marker-end-width="0.252cm" draw:fill-color="#ff0000" draw:textarea-horizontal-align="justify" draw:textarea-vertical-align="middle" draw:auto-grow-height="false" fo:min-height="0.044cm" fo:min-width="0.044cm" fo:padding-top="0.017cm" fo:padding-bottom="0.017cm" fo:padding-left="0.017cm" fo:padding-right="0.017cm"/>
    </style:style>
    <style:style style:name="gr46" style:family="graphic" style:parent-style-name="standard">
      <style:graphic-properties draw:stroke="none" svg:stroke-color="#000000" draw:fill="none" draw:fill-color="#ffffff" fo:min-height="0.3cm" fo:min-width="1.69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276cm" fo:min-width="0.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0.276cm" fo:min-width="0.6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276cm" fo:min-width="0.56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0.276cm" fo:min-width="0.925cm"/>
      <style:paragraph-properties style:writing-mode="lr-tb"/>
    </style:style>
    <style:style style:name="gr51" style:family="graphic" style:parent-style-name="objectwithoutfill">
      <style:graphic-properties svg:stroke-width="0.018cm" svg:stroke-color="#000000" draw:marker-start-width="0.227cm" draw:marker-end="Symmetric_20_Arrow" draw:marker-end-width="0.177cm" draw:fill="none" draw:textarea-vertical-align="middle" fo:padding-top="0.009cm" fo:padding-bottom="0.009cm" fo:padding-left="0.009cm" fo:padding-right="0.009cm"/>
    </style:style>
    <style:style style:name="gr52" style:family="graphic" style:parent-style-name="standard">
      <style:graphic-properties draw:stroke="solid" svg:stroke-width="0.035cm" svg:stroke-color="#b2b2b2" draw:marker-start-width="0.252cm" draw:marker-end-width="0.252cm" draw:fill="solid" draw:fill-color="#ffffff" draw:opacity="100%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3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svg:stroke-width="0.035cm" svg:stroke-color="#b2b2b2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55" style:family="graphic" style:parent-style-name="standard" style:list-style-name="L1">
      <style:graphic-properties svg:stroke-width="0.028cm" svg:stroke-color="#b2b2b2" draw:marker-start-width="0.242cm" draw:marker-end-width="0.242cm" draw:fill="solid" draw:fill-color="#ffffff" draw:textarea-horizontal-align="justify" draw:textarea-vertical-align="middle" draw:auto-grow-height="false" fo:min-height="0.343cm" fo:min-width="0.343cm" fo:padding-top="0.014cm" fo:padding-bottom="0.014cm" fo:padding-left="0.014cm" fo:padding-right="0.014cm"/>
      <style:paragraph-properties style:writing-mode="lr-tb"/>
    </style:style>
    <style:style style:name="gr56" style:family="graphic" style:parent-style-name="standard">
      <style:graphic-properties svg:stroke-width="0.028cm" svg:stroke-color="#b2b2b2" draw:marker-start-width="0.242cm" draw:marker-end-width="0.242cm" draw:fill="none" draw:textarea-horizontal-align="justify" draw:textarea-vertical-align="middle" draw:auto-grow-height="false" fo:min-height="0.107cm" fo:min-width="0.107cm" fo:padding-top="0.014cm" fo:padding-bottom="0.014cm" fo:padding-left="0.014cm" fo:padding-right="0.014cm"/>
    </style:style>
    <style:style style:name="gr57" style:family="graphic" style:parent-style-name="standard">
      <style:graphic-properties svg:stroke-width="0.028cm" svg:stroke-color="#b2b2b2" draw:marker-start-width="0.242cm" draw:marker-end-width="0.242cm" draw:fill="none" draw:textarea-horizontal-align="justify" draw:textarea-vertical-align="middle" draw:auto-grow-height="false" fo:min-height="0.105cm" fo:min-width="0.105cm" fo:padding-top="0.014cm" fo:padding-bottom="0.014cm" fo:padding-left="0.014cm" fo:padding-right="0.014cm"/>
    </style:style>
    <style:style style:name="gr58" style:family="graphic" style:parent-style-name="standard">
      <style:graphic-properties svg:stroke-width="0.018cm" svg:stroke-color="#000000" draw:marker-start-width="0.227cm" draw:marker-end-width="0.227cm" draw:fill="solid" draw:fill-color="#ffd700" draw:textarea-vertical-align="middle" draw:auto-grow-height="false" fo:min-height="0.942cm" fo:min-width="0.94cm" fo:padding-top="0.009cm" fo:padding-bottom="0.009cm" fo:padding-left="0.009cm" fo:padding-right="0.009cm"/>
    </style:style>
    <style:style style:name="gr59" style:family="graphic" style:parent-style-name="standard">
      <style:graphic-properties draw:stroke="none" svg:stroke-width="0.028cm" svg:stroke-color="#0000ff" draw:marker-start-width="0.242cm" draw:marker-end-width="0.242cm" draw:fill="solid" draw:fill-color="#0000ff" draw:textarea-horizontal-align="justify" draw:textarea-vertical-align="middle" draw:auto-grow-height="false" fo:min-height="0.33cm" fo:min-width="0.08cm" fo:padding-top="0.014cm" fo:padding-bottom="0.014cm" fo:padding-left="0.014cm" fo:padding-right="0.014cm"/>
    </style:style>
    <style:style style:name="gr60" style:family="graphic" style:parent-style-name="standard">
      <style:graphic-properties draw:stroke="none" svg:stroke-width="0.028cm" svg:stroke-color="#0000ff" draw:marker-start-width="0.242cm" draw:marker-end-width="0.242cm" draw:fill="solid" draw:fill-color="#0000ff" draw:textarea-vertical-align="middle" draw:auto-grow-height="false" fo:min-height="0.932cm" fo:min-width="0.877cm" fo:padding-top="0.014cm" fo:padding-bottom="0.014cm" fo:padding-left="0.014cm" fo:padding-right="0.014cm"/>
    </style:style>
    <style:style style:name="gr61" style:family="graphic" style:parent-style-name="objectwithoutfill">
      <style:graphic-properties svg:stroke-width="0.018cm" draw:marker-start-width="0.227cm" draw:marker-end="Dimension_20_Lines" draw:marker-end-width="0.177cm" draw:fill="none" draw:textarea-vertical-align="middle" fo:padding-top="0.009cm" fo:padding-bottom="0.009cm" fo:padding-left="0.009cm" fo:padding-right="0.009cm"/>
    </style:style>
    <style:style style:name="gr62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.044cm" fo:min-width="0.044cm" fo:padding-top="0.017cm" fo:padding-bottom="0.017cm" fo:padding-left="0.017cm" fo:padding-right="0.017cm"/>
    </style:style>
    <style:style style:name="gr63" style:family="graphic" style:parent-style-name="standard">
      <style:graphic-properties draw:stroke="none" draw:fill-color="#ffffff" draw:textarea-horizontal-align="justify" draw:textarea-vertical-align="middle" draw:auto-grow-height="false" fo:min-height="1.048cm" fo:min-width="0.113cm"/>
    </style:style>
    <style:style style:name="gr64" style:family="graphic" style:parent-style-name="objectwithoutfill">
      <style:graphic-properties svg:stroke-width="0.035cm" svg:stroke-color="#a9a9a9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65" style:family="graphic" style:parent-style-name="standard">
      <style:graphic-properties draw:stroke="none" svg:stroke-width="0.028cm" svg:stroke-color="#0000ff" draw:marker-start-width="0.242cm" draw:marker-end-width="0.242cm" draw:fill="solid" draw:fill-color="#0000ff" draw:textarea-horizontal-align="justify" draw:textarea-vertical-align="middle" draw:auto-grow-height="false" fo:min-height="0.702cm" fo:min-width="0.07cm" fo:padding-top="0.014cm" fo:padding-bottom="0.014cm" fo:padding-left="0.014cm" fo:padding-right="0.014cm"/>
    </style:style>
    <style:style style:name="gr66" style:family="graphic" style:parent-style-name="standard">
      <style:graphic-properties draw:stroke="none" svg:stroke-color="#000000" draw:fill="none" draw:fill-color="#ffffff" fo:min-height="0.551cm" fo:min-width="1.369cm"/>
      <style:paragraph-properties style:writing-mode="lr-tb"/>
    </style:style>
    <style:style style:name="gr67" style:family="graphic" style:parent-style-name="standard">
      <style:graphic-properties svg:stroke-width="0.018cm" svg:stroke-color="#999999" draw:marker-start-width="0.227cm" draw:marker-end-width="0.227cm" draw:fill-color="#ffffff" draw:textarea-horizontal-align="justify" draw:textarea-vertical-align="middle" draw:auto-grow-height="false" fo:min-height="0.055cm" fo:min-width="0cm" fo:padding-top="0.134cm" fo:padding-bottom="0.134cm" fo:padding-left="0.259cm" fo:padding-right="0.259cm"/>
    </style:style>
    <style:style style:name="gr68" style:family="graphic" style:parent-style-name="standard">
      <style:graphic-properties draw:stroke="solid" svg:stroke-width="0.028cm" svg:stroke-color="#ffcc99" draw:marker-start-width="0.242cm" draw:marker-end-width="0.242cm" draw:fill="none" draw:fill-color="#ffcc99" draw:opacity="30%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9" style:family="graphic" style:parent-style-name="standard">
      <style:graphic-properties svg:stroke-width="0.018cm" svg:stroke-color="#808080" draw:marker-start-width="0.227cm" draw:marker-end-width="0.227cm" draw:fill="solid" draw:fill-color="#ffffff" draw:textarea-horizontal-align="justify" draw:textarea-vertical-align="middle" draw:auto-grow-height="false" fo:min-height="0.049cm" fo:min-width="0.082cm" fo:padding-top="0.009cm" fo:padding-bottom="0.009cm" fo:padding-left="0.009cm" fo:padding-right="0.009cm"/>
    </style:style>
    <style:style style:name="gr70" style:family="graphic" style:parent-style-name="standard">
      <style:graphic-properties draw:fill-color="#696969" draw:textarea-horizontal-align="justify" draw:textarea-vertical-align="middle" draw:auto-grow-height="false" fo:min-height="0.031cm" fo:min-width="0.015cm"/>
    </style:style>
    <style:style style:name="gr71" style:family="graphic" style:parent-style-name="standard">
      <style:graphic-properties draw:fill-color="#696969" draw:textarea-horizontal-align="justify" draw:textarea-vertical-align="middle" draw:auto-grow-height="false" fo:min-height="0.017cm" fo:min-width="0.015cm"/>
    </style:style>
    <style:style style:name="gr72" style:family="graphic" style:parent-style-name="standard">
      <style:graphic-properties draw:stroke="none" svg:stroke-color="#000000" draw:fill="none" draw:fill-color="#ffffff" fo:min-height="0.276cm" fo:min-width="0.789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fo:min-height="0.276cm" fo:min-width="1.7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fo:min-height="0.276cm" fo:min-width="1.45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fo:min-height="0.276cm" fo:min-width="0.887cm"/>
      <style:paragraph-properties style:writing-mode="lr-tb"/>
    </style:style>
    <style:style style:name="gr76" style:family="graphic" style:parent-style-name="standard">
      <style:graphic-properties draw:stroke="none" draw:fill-color="#ffffff" draw:textarea-horizontal-align="justify" draw:textarea-vertical-align="middle" draw:auto-grow-height="false" fo:min-height="0.748cm" fo:min-width="0.111cm"/>
    </style:style>
    <style:style style:name="gr77" style:family="graphic" style:parent-style-name="standard">
      <style:graphic-properties draw:stroke="none" svg:stroke-color="#000000" draw:fill="none" draw:fill-color="#ffffff" fo:min-height="0.551cm" fo:min-width="1.28cm"/>
      <style:paragraph-properties style:writing-mode="lr-tb"/>
    </style:style>
    <style:style style:name="gr78" style:family="graphic" style:parent-style-name="standard">
      <style:graphic-properties draw:stroke="none" svg:stroke-width="0.028cm" svg:stroke-color="#0000ff" draw:marker-start-width="0.242cm" draw:marker-end-width="0.242cm" draw:fill="solid" draw:fill-color="#0000ff" draw:textarea-horizontal-align="justify" draw:textarea-vertical-align="middle" draw:auto-grow-height="false" fo:min-height="0.338cm" fo:min-width="0.066cm" fo:padding-top="0.014cm" fo:padding-bottom="0.014cm" fo:padding-left="0.014cm" fo:padding-right="0.014cm"/>
    </style:style>
    <style:style style:name="gr79" style:family="graphic" style:parent-style-name="standard">
      <style:graphic-properties svg:stroke-width="0.018cm" svg:stroke-color="#000000" draw:marker-start-width="0.227cm" draw:marker-end-width="0.227cm" draw:fill="none" draw:textarea-vertical-align="middle" draw:auto-grow-height="false" fo:min-height="0.942cm" fo:min-width="0.94cm" fo:padding-top="0.009cm" fo:padding-bottom="0.009cm" fo:padding-left="0.009cm" fo:padding-right="0.009cm"/>
    </style:style>
    <style:style style:name="gr80" style:family="graphic" style:parent-style-name="standard">
      <style:graphic-properties svg:stroke-width="0.018cm" svg:stroke-color="#000000" draw:marker-start-width="0.227cm" draw:marker-end-width="0.227cm" draw:fill="solid" draw:fill-color="#ffd700" draw:textarea-vertical-align="middle" draw:auto-grow-height="false" fo:min-height="1.485cm" fo:min-width="1.365cm" fo:padding-top="0.009cm" fo:padding-bottom="0.009cm" fo:padding-left="0.009cm" fo:padding-right="0.009cm"/>
    </style:style>
    <style:style style:name="gr81" style:family="graphic" style:parent-style-name="standard">
      <style:graphic-properties draw:stroke="none" svg:stroke-color="#000000" draw:fill="none" draw:fill-color="#ffffff" fo:min-height="0.276cm" fo:min-width="0.476cm"/>
      <style:paragraph-properties style:writing-mode="lr-tb"/>
    </style:style>
    <style:style style:name="gr82" style:family="graphic" style:parent-style-name="standard">
      <style:graphic-properties svg:stroke-width="0.018cm" svg:stroke-color="#000000" draw:marker-start-width="0.227cm" draw:marker-end-width="0.227cm" draw:fill="none" draw:textarea-vertical-align="middle" draw:auto-grow-height="false" fo:min-height="1.152cm" fo:min-width="0.828cm" fo:padding-top="0.009cm" fo:padding-bottom="0.009cm" fo:padding-left="0.009cm" fo:padding-right="0.009cm"/>
    </style:style>
    <style:style style:name="gr83" style:family="graphic" style:parent-style-name="standard">
      <style:graphic-properties draw:stroke="none" svg:stroke-color="#000000" draw:fill="none" draw:fill-color="#ffffff" fo:min-height="0.319cm" fo:min-width="0.176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fo:min-height="0.319cm" fo:min-width="0.193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3d3d3" draw:opacity="2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text-position="0% 100%" style:font-name="Arial" fo:font-size="7pt" fo:font-weight="normal" fo:background-color="#ffffff" style:font-size-asian="7pt" style:font-weight-asian="normal" style:font-size-complex="7pt" style:font-weight-complex="normal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 style:writing-mode="lr-tb"/>
      <style:text-properties style:text-position="0% 100%" style:font-name="Arial" fo:font-size="7pt" fo:font-weight="normal" style:font-size-asian="7pt" style:font-weight-asian="normal" style:font-size-complex="7pt" style:font-weight-complex="normal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text-position="0% 100%" style:font-name="Arial" fo:font-size="7pt" fo:font-weight="normal" style:font-size-asian="7pt" style:font-weight-asian="normal" style:font-size-complex="7pt" style:font-weight-complex="normal"/>
    </style:style>
    <style:style style:name="P9" style:family="paragraph">
      <loext:graphic-properties draw:fill="none" draw:fill-color="#d3d3d3" draw:opacity="100%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text-position="0% 100%" style:font-name="Arial" fo:font-size="7pt" fo:font-weight="normal" style:font-size-asian="7pt" style:font-weight-asian="normal" style:font-size-complex="7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style:font-name="Arial" fo:font-size="8pt" fo:font-weight="bold" fo:background-color="#ffffff" style:font-size-asian="7pt" style:font-size-complex="7pt"/>
    </style:style>
    <style:style style:name="P13" style:family="paragraph">
      <loext:graphic-properties draw:fill="none"/>
      <style:paragraph-properties fo:text-align="center"/>
      <style:text-properties style:font-name="Arial" fo:font-size="5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7pt" style:font-size-complex="7pt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7pt" style:font-size-complex="7pt"/>
    </style:style>
    <style:style style:name="P16" style:family="paragraph">
      <style:paragraph-properties fo:text-align="center" style:writing-mode="lr-tb"/>
      <style:text-properties style:font-name="Arial" fo:font-size="7pt" style:font-size-asian="7pt" style:font-size-complex="7pt"/>
    </style:style>
    <style:style style:name="P17" style:family="paragraph">
      <loext:graphic-properties draw:fill="none"/>
      <style:paragraph-properties fo:text-align="center" style:writing-mode="lr-tb"/>
      <style:text-properties style:font-name="Arial" fo:font-size="7pt" style:font-size-asian="7pt" style:font-size-complex="7pt"/>
    </style:style>
    <style:style style:name="P18" style:family="paragraph">
      <loext:graphic-properties draw:fill="solid" draw:fill-color="#0000ff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text-position="0% 100%" style:font-name="Arial" fo:font-size="10pt" fo:font-weight="normal" style:font-size-asian="10pt" style:font-weight-asian="normal" style:font-size-complex="10pt" style:font-weight-complex="normal"/>
    </style:style>
    <style:style style:name="P20" style:family="paragraph">
      <loext:graphic-properties draw:fill="solid" draw:fill-color="#ffcc99" draw:opacity="30%"/>
      <style:paragraph-properties fo:text-align="center"/>
    </style:style>
    <style:style style:name="P21" style:family="paragraph">
      <loext:graphic-properties draw:fill="solid" draw:fill-color="#ffffff" draw:opacity="100%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696969"/>
      <style:paragraph-properties fo:text-align="center"/>
    </style:style>
    <style:style style:name="P24" style:family="paragraph">
      <loext:graphic-properties draw:fill-color="#ffffff" draw:opacity="20%"/>
      <style:paragraph-properties fo:text-align="center"/>
    </style:style>
    <style:style style:name="P25" style:family="paragraph">
      <loext:graphic-properties draw:fill-color="#ffd700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none" draw:fill-color="#ffcc99" draw:opacity="30%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9" style:family="paragraph">
      <loext:graphic-properties draw:fill-color="#ff0000"/>
      <style:paragraph-properties fo:text-align="center"/>
    </style:style>
    <style:style style:name="P30" style:family="paragraph">
      <loext:graphic-properties draw:fill="solid" draw:fill-color="#ffffff" draw:opacity="100%"/>
      <style:paragraph-properties fo:text-align="center"/>
      <style:text-properties style:font-name="Arial" fo:font-size="5pt"/>
    </style:style>
    <style:style style:name="P31" style:family="paragraph">
      <loext:graphic-properties draw:fill-color="#ffffff"/>
      <style:paragraph-properties fo:text-align="center"/>
      <style:text-properties style:font-name="Arial" fo:font-size="5pt"/>
    </style:style>
    <style:style style:name="P32" style:family="paragraph">
      <loext:graphic-properties draw:fill="solid" draw:fill-color="#ffd700"/>
      <style:paragraph-properties fo:text-align="center"/>
    </style:style>
    <style:style style:name="P33" style:family="paragraph">
      <loext:graphic-properties draw:fill-color="#000000"/>
      <style:paragraph-properties fo:text-align="center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Arial" fo:font-size="7pt" fo:background-color="#ffffff" style:font-size-asian="7pt" style:font-size-complex="7pt"/>
    </style:style>
    <style:style style:name="P35" style:family="paragraph">
      <loext:graphic-properties draw:fill="none" draw:fill-color="#ffffff"/>
      <style:paragraph-properties fo:text-align="start" style:writing-mode="lr-tb"/>
      <style:text-properties style:text-position="0% 100%" style:font-name="Arial" fo:font-size="7pt" fo:font-weight="normal" style:font-size-asian="7pt" style:font-weight-asian="normal" style:font-size-complex="7pt" style:font-weight-complex="normal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ff0000" style:text-position="0% 100%" style:font-name="Arial" fo:font-size="7pt" fo:font-weight="normal" style:font-size-asian="7pt" style:font-weight-asian="normal" style:font-size-complex="7pt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38" style:family="paragraph">
      <loext:graphic-properties draw:fill="none" draw:fill-color="#ffffff"/>
      <style:paragraph-properties style:writing-mode="lr-tb"/>
      <style:text-properties style:font-name="Arial" fo:font-size="7pt" fo:background-color="#ffffff" style:font-size-asian="7pt" style:font-size-complex="7pt"/>
    </style:style>
    <style:style style:name="P39" style:family="paragraph">
      <loext:graphic-properties draw:fill="none" draw:fill-color="#ffffff"/>
      <style:paragraph-properties style:writing-mode="lr-tb"/>
      <style:text-properties style:font-name="Arial" fo:font-size="8pt" fo:font-weight="bold" fo:background-color="#ffffff" style:font-size-asian="7pt" style:font-weight-asian="bold" style:font-size-complex="7pt" style:font-weight-complex="bold"/>
    </style:style>
    <style:style style:name="T1" style:family="text">
      <style:text-properties style:text-position="0% 100%" style:font-name="Arial" fo:font-size="7pt" fo:font-weight="normal" fo:background-color="#ffffff" style:font-size-asian="7pt" style:font-weight-asian="normal" style:font-size-complex="7pt" style:font-weight-complex="normal"/>
    </style:style>
    <style:style style:name="T2" style:family="text">
      <style:text-properties style:text-position="-33% 58%" style:font-name="Arial" fo:font-size="7pt" fo:font-weight="normal" fo:background-color="#ffffff" style:font-size-asian="7pt" style:font-weight-asian="normal" style:font-size-complex="7pt" style:font-weight-complex="normal"/>
    </style:style>
    <style:style style:name="T3" style:family="text">
      <style:text-properties style:text-position="0% 100%" style:font-name="Arial" fo:font-size="7pt" fo:font-weight="normal" fo:background-color="transparent" style:font-size-asian="7pt" style:font-weight-asian="normal" style:font-size-complex="7pt" style:font-weight-complex="normal"/>
    </style:style>
    <style:style style:name="T4" style:family="text">
      <style:text-properties fo:color="#ff0000" style:text-position="0% 100%" style:font-name="Arial" fo:font-size="7pt" fo:font-weight="normal" fo:background-color="#ffffff" style:font-size-asian="7pt" style:font-weight-asian="normal" style:font-size-complex="7pt" style:font-weight-complex="normal"/>
    </style:style>
    <style:style style:name="T5" style:family="text">
      <style:text-properties style:text-position="0% 100%" style:font-name="Arial" fo:font-size="7pt" fo:font-weight="normal" style:font-size-asian="7pt" style:font-weight-asian="normal" style:font-size-complex="7pt" style:font-weight-complex="normal"/>
    </style:style>
    <style:style style:name="T6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Arial" fo:font-size="8pt" fo:font-weight="bold" fo:background-color="#ffffff" style:font-size-asian="7pt" style:font-size-complex="7pt"/>
    </style:style>
    <style:style style:name="T8" style:family="text">
      <style:text-properties style:font-name="Arial" fo:font-size="7pt" style:font-size-asian="7pt" style:font-size-complex="7pt"/>
    </style:style>
    <style:style style:name="T9" style:family="text">
      <style:text-properties style:text-position="-33% 58%" style:font-name="Arial" fo:font-size="7pt" style:font-size-asian="7pt" style:font-size-complex="7pt"/>
    </style:style>
    <style:style style:name="T10" style:family="text">
      <style:text-properties style:text-position="0% 100%" style:font-name="Arial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Arial" fo:font-size="7pt" fo:background-color="#ffffff" style:font-size-asian="7pt" style:font-size-complex="7pt"/>
    </style:style>
    <style:style style:name="T12" style:family="text">
      <style:text-properties fo:color="#ff0000" style:text-position="0% 100%" style:font-name="Arial" fo:font-size="7pt" fo:font-weight="normal" style:font-size-asian="7pt" style:font-weight-asian="normal" style:font-size-complex="7pt" style:font-weight-complex="normal"/>
    </style:style>
    <style:style style:name="T13" style:family="text">
      <style:text-properties style:font-name="Arial" fo:font-size="8pt" fo:font-weight="bold" fo:background-color="#ffffff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24.3cm" svg:x="1.721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578cm" svg:height="15.627cm" svg:x="1.994cm" svg:y="10.412cm">
          <draw:image xlink:href="Pictures/1000020100000418000007589539AD9E4214624E.png" xlink:type="simple" xlink:show="embed" xlink:actuate="onLoad" loext:mime-type="image/png">
            <text:p/>
          </draw:image>
        </draw:frame>
        <draw:g>
          <draw:g>
            <draw:frame draw:style-name="gr3" draw:text-style-name="P2" draw:layer="layout" svg:width="3.299cm" svg:height="3.024cm" svg:x="4.6cm" svg:y="2.453cm">
              <draw:image xlink:href="Pictures/10000201000008B000000684BEF95243782BD622.png" xlink:type="simple" xlink:show="embed" xlink:actuate="onLoad" loext:mime-type="image/png">
                <text:p/>
              </draw:image>
              <draw:glue-point draw:id="4" svg:x="-5cm" svg:y="-3.056cm"/>
              <draw:glue-point draw:id="5" svg:x="-4.958cm" svg:y="-0.753cm"/>
              <draw:glue-point draw:id="6" svg:x="-4.958cm" svg:y="0.972cm"/>
              <draw:glue-point draw:id="7" svg:x="-4.961cm" svg:y="3.85cm"/>
              <draw:glue-point draw:id="8" svg:x="-0.166cm" svg:y="-0.143cm"/>
              <draw:glue-point draw:id="9" svg:x="-0.166cm" svg:y="-1.007cm"/>
            </draw:frame>
            <draw:custom-shape draw:style-name="gr4" draw:text-style-name="P3" draw:layer="layout" svg:width="0.3cm" svg:height="0.3cm" svg:x="5.89cm" svg:y="3.228cm">
              <draw:glue-point draw:id="4" svg:x="-5cm" svg:y="-5cm"/>
              <draw:glue-point draw:id="5" svg:x="-5.033cm" svg:y="5.033cm"/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3cm" svg:height="0.3cm" svg:x="6.133cm" svg:y="4.116cm">
              <draw:glue-point draw:id="4" svg:x="-5.033cm" svg:y="-5.033cm"/>
              <draw:glue-point draw:id="5" svg:x="-5cm" svg:y="5.033cm"/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5" draw:layer="layout" svg:width="2.187cm" svg:height="0.335cm" svg:x="2.272cm" svg:y="4.999cm">
              <draw:text-box>
                <text:p text:style-name="P4"><text:span text:style-name="T1">D</text:span><text:span text:style-name="T2">C</text:span><text:span text:style-name="T1"> → </text:span><text:span text:style-name="T1">Neuro</text:span><text:span text:style-name="T3">melanin</text:span></text:p>
              </draw:text-box>
            </draw:frame>
            <draw:frame draw:style-name="gr7" draw:text-style-name="P5" draw:layer="layout" svg:width="1.67cm" svg:height="0.335cm" svg:x="8.132cm" svg:y="4.999cm">
              <draw:text-box>
                <text:p text:style-name="P4"><text:span text:style-name="T1">D</text:span><text:span text:style-name="T2">C</text:span><text:span text:style-name="T1"> → </text:span><text:span text:style-name="T4">DOPAL</text:span></text:p>
              </draw:text-box>
            </draw:frame>
            <draw:frame draw:style-name="gr8" draw:text-style-name="P7" draw:layer="layout" svg:width="1.869cm" svg:height="0.276cm" svg:x="2.431cm" svg:y="4.677cm">
              <draw:text-box>
                <text:p text:style-name="P6"><text:span text:style-name="T5">SNcDA </text:span><text:span text:style-name="T5">midbrain</text:span></text:p>
              </draw:text-box>
            </draw:frame>
            <draw:frame draw:style-name="gr9" draw:text-style-name="P8" draw:layer="layout" svg:width="1.687cm" svg:height="0.276cm" svg:x="8.124cm" svg:y="4.677cm">
              <draw:text-box>
                <text:p text:style-name="P4"><text:span text:style-name="T5">Dorsal striatum</text:span></text:p>
              </draw:text-box>
            </draw:frame>
            <draw:frame draw:style-name="gr10" draw:text-style-name="P9" draw:layer="layout" svg:width="1.524cm" svg:height="1.524cm" svg:x="8.205cm" svg:y="3.075cm">
              <draw:image xlink:href="Pictures/10000201000008B000000684BEF95243782BD622.png" xlink:type="simple" xlink:show="embed" xlink:actuate="onLoad" loext:mime-type="image/png">
                <text:p/>
              </draw:image>
              <draw:glue-point draw:id="4" svg:x="4.96cm" svg:y="-5cm"/>
              <draw:glue-point draw:id="5" svg:x="5.01cm" svg:y="5cm"/>
            </draw:frame>
            <draw:frame draw:style-name="gr11" draw:text-style-name="P10" draw:layer="layout" svg:width="1.357cm" svg:height="0.551cm" svg:x="8.289cm" svg:y="2.448cm">
              <draw:text-box>
                <text:p text:style-name="P4"><text:span text:style-name="T5">Striatum </text:span></text:p>
                <text:p text:style-name="P4"><text:span text:style-name="T5">axonal arbor</text:span></text:p>
              </draw:text-box>
            </draw:frame>
            <draw:frame draw:style-name="gr12" draw:text-style-name="P10" draw:layer="layout" svg:width="1.568cm" svg:height="0.551cm" svg:x="2.581cm" svg:y="2.448cm">
              <draw:text-box>
                <text:p text:style-name="P4"><text:span text:style-name="T5">Midbrain </text:span></text:p>
                <text:p text:style-name="P4"><text:span text:style-name="T5">Soma &amp; AIS</text:span></text:p>
              </draw:text-box>
            </draw:frame>
            <draw:frame draw:style-name="gr13" draw:text-style-name="P9" draw:layer="layout" svg:width="1.524cm" svg:height="1.415cm" svg:x="2.603cm" svg:y="3.13cm">
              <draw:image xlink:href="Pictures/10000201000008B000000684BEF95243782BD622.png" xlink:type="simple" xlink:show="embed" xlink:actuate="onLoad" loext:mime-type="image/png">
                <text:p/>
              </draw:image>
              <draw:glue-point draw:id="4" svg:x="4.96cm" svg:y="-5cm"/>
              <draw:glue-point draw:id="5" svg:x="5.01cm" svg:y="5cm"/>
            </draw:frame>
            <draw:line draw:style-name="gr14" draw:text-style-name="P2" draw:layer="layout" svg:x1="8.205cm" svg:y1="3.075cm" svg:x2="6.19cm" svg:y2="3.228cm">
              <text:p/>
            </draw:line>
            <draw:line draw:style-name="gr14" draw:text-style-name="P2" draw:layer="layout" svg:x1="8.205cm" svg:y1="4.599cm" svg:x2="6.19cm" svg:y2="3.528cm">
              <text:p/>
            </draw:line>
            <draw:line draw:style-name="gr14" draw:text-style-name="P2" draw:layer="layout" svg:x1="4.127cm" svg:y1="4.545cm" svg:x2="6.133cm" svg:y2="4.42cm">
              <text:p/>
            </draw:line>
            <draw:line draw:style-name="gr14" draw:text-style-name="P2" draw:layer="layout" svg:x1="4.127cm" svg:y1="3.13cm" svg:x2="6.133cm" svg:y2="4.12cm">
              <text:p/>
            </draw:line>
          </draw:g>
          <draw:frame draw:style-name="gr15" draw:text-style-name="P7" draw:layer="layout" svg:width="7.021cm" svg:height="0.276cm" svg:x="2.695cm" svg:y="2cm">
            <draw:text-box>
              <text:p text:style-name="P6"><text:span text:style-name="T5">Substantia nigra pars compacta dopaminergic neurons (SNcDA) </text:span></text:p>
            </draw:text-box>
          </draw:frame>
        </draw:g>
        <draw:frame draw:style-name="gr16" draw:text-style-name="P11" draw:layer="layout" svg:width="0.167cm" svg:height="0.319cm" svg:x="1.841cm" svg:y="1.807cm">
          <draw:text-box>
            <text:p><text:span text:style-name="T6">a</text:span></text:p>
          </draw:text-box>
        </draw:frame>
        <draw:frame draw:style-name="gr17" draw:text-style-name="P12" draw:layer="layout" svg:width="0.18cm" svg:height="0.319cm" svg:x="1.841cm" svg:y="5.432cm">
          <draw:text-box>
            <text:p><text:span text:style-name="T7">b</text:span></text:p>
          </draw:text-box>
        </draw:frame>
        <draw:g>
          <draw:ellipse draw:style-name="gr18" draw:text-style-name="P2" draw:layer="layout" svg:width="3.9cm" svg:height="1.802cm" draw:transform="rotate (1.5707963267949) translate (8.5cm 10.2cm)" draw:kind="cut" draw:start-angle="330" draw:end-angle="210">
            <text:p/>
          </draw:ellipse>
          <draw:custom-shape draw:style-name="gr19" draw:text-style-name="P2" draw:layer="layout" svg:width="3cm" svg:height="3cm" svg:x="1.952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0" draw:text-style-name="P13" draw:layer="layout" svg:width="0.406cm" svg:height="0.528cm" svg:x="4.696cm" svg:y="6.296cm" svg:viewBox="0 0 407 529" svg:d="M0 465c116-26 116 90 116-346 0-435 29 465 58 407s233-87 233-87">
            <text:p/>
          </draw:path>
          <draw:frame draw:style-name="gr21" draw:text-style-name="P10" draw:layer="layout" svg:width="1.048cm" svg:height="0.551cm" svg:x="4.311cm" svg:y="5.675cm">
            <draw:text-box>
              <text:p text:style-name="P4"><text:span text:style-name="T5">Metabolic</text:span><text:span text:style-name="T5"><text:line-break/></text:span><text:span text:style-name="T5">spike</text:span></text:p>
            </draw:text-box>
          </draw:frame>
          <draw:custom-shape draw:style-name="gr22" draw:text-style-name="P2" draw:layer="layout" svg:width="0.277cm" svg:height="0.277cm" svg:x="2.426cm" svg:y="7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0.371cm" svg:height="0.371cm" svg:x="3.237cm" svg:y="7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5" draw:layer="layout" svg:width="0.523cm" svg:height="0.523cm" svg:x="4.029cm" svg:y="6.863cm">
            <text:p text:style-name="P14"><text:span text:style-name="T8">D</text:span><text:span text:style-name="T9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0.523cm" svg:height="0.523cm" svg:x="3.191cm" svg:y="5.905cm">
            <text:p text:style-name="P16"><text:span text:style-name="T8">D</text:span><text:span text:style-name="T9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8" draw:layer="layout" svg:width="1.5cm" svg:height="1.503cm" draw:transform="rotate (-2.31465565399488) translate (4.495cm 7.016cm)">
            <text:p/>
            <draw:enhanced-geometry svg:viewBox="0 0 21600 21600" draw:mirror-horizontal="true" draw:mirror-vertical="false" draw:text-areas="0 0 21600 21600" draw:type="circular-arrow" draw:modifiers="-21.2691915298709 2.77718374658518 9343.1519764780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27" draw:text-style-name="P19" draw:layer="layout" svg:width="0.205cm" svg:height="0.395cm" svg:x="4.46cm" svg:y="6.631cm">
            <draw:text-box>
              <text:p text:style-name="P4"><text:span text:style-name="T10">+</text:span></text:p>
            </draw:text-box>
          </draw:frame>
          <draw:custom-shape draw:style-name="gr25" draw:text-style-name="P17" draw:layer="layout" svg:width="0.523cm" svg:height="0.523cm" svg:x="3.191cm" svg:y="6.79cm">
            <text:p text:style-name="P16"><text:span text:style-name="T8">D</text:span><text:span text:style-name="T9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draw:layer="layout" svg:width="0.984cm" svg:height="1.502cm" draw:transform="rotate (2.10364534742877) translate (3.306cm 7.511cm)">
            <text:p/>
            <draw:enhanced-geometry svg:viewBox="0 0 21600 21600" draw:mirror-horizontal="true" draw:mirror-vertical="false" draw:text-areas="0 0 21600 21600" draw:type="circular-arrow" draw:modifiers="-56.4037470350239 0.137179486896425 9003.6769217428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29" draw:text-style-name="P8" draw:layer="layout" svg:width="1.107cm" svg:height="0.276cm" svg:x="2.899cm" svg:y="9.074cm">
            <draw:text-box>
              <text:p text:style-name="P4"><text:span text:style-name="T5">Lysosome</text:span></text:p>
            </draw:text-box>
          </draw:frame>
          <draw:g>
            <draw:g>
              <draw:g>
                <draw:custom-shape draw:style-name="gr30" draw:text-style-name="P20" draw:layer="layout" svg:width="0.329cm" svg:height="0.164cm" svg:x="2.792cm" svg:y="8.717cm">
                  <text:p/>
  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1" draw:text-style-name="P21" draw:layer="layout" svg:width="0.215cm" svg:height="0.072cm" svg:x="2.849cm" svg:y="8.763cm">
                  <text:p/>
  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custom-shape draw:style-name="gr32" draw:text-style-name="P22" draw:layer="layout" svg:width="0.636cm" svg:height="0.578cm" svg:x="2.66cm" svg:y="8.482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ring" draw:modifiers="129.08366533864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g>
                <draw:custom-shape draw:style-name="gr33" draw:text-style-name="P1" draw:layer="layout" svg:width="0.253cm" svg:height="0.255cm" svg:x="2.83cm" svg:y="8.65cm">
                  <text:p/>
  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34" draw:text-style-name="P23" draw:layer="layout" svg:width="0.034cm" svg:height="0.068cm" svg:x="2.949cm" svg:y="8.746cm">
                  <text:p/>
      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35" draw:text-style-name="P23" draw:layer="layout" svg:width="0.027cm" svg:height="0.029cm" svg:x="2.943cm" svg:y="8.847cm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custom-shape draw:style-name="gr36" draw:text-style-name="P24" draw:layer="layout" svg:width="0.522cm" svg:height="0.484cm" svg:x="3.756cm" svg:y="8.52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25" draw:layer="layout" svg:width="0.427cm" svg:height="0.488cm" draw:transform="rotate (1.5707963267949) translate (3.316cm 8.967cm)">
              <text:p/>
              <draw:enhanced-geometry svg:viewBox="0 0 21600 21600" draw:mirror-vertical="true" draw:mirror-horizontal="true" draw:text-areas="?f0 ?f7 ?f2 21600" draw:type="up-arrow" draw:modifiers="11087.1165644172 7620.56074766355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g>
            <draw:custom-shape draw:style-name="gr38" draw:text-style-name="P26" draw:layer="layout" svg:width="3.607cm" svg:height="0.7cm" svg:x="4.945cm" svg:y="7.8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2" draw:layer="layout" svg:width="3.9cm" svg:height="0.67cm" svg:x="4.852cm" svg:y="7.86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30" draw:text-style-name="P20" draw:layer="layout" svg:width="0.466cm" svg:height="0.248cm" svg:x="4.91cm" svg:y="8.07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1" draw:text-style-name="P21" draw:layer="layout" svg:width="0.305cm" svg:height="0.11cm" svg:x="4.989cm" svg:y="8.14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40" draw:text-style-name="P27" draw:layer="layout" svg:width="0.49cm" svg:height="0.29cm" svg:x="4.21cm" svg:y="8.05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0" draw:text-style-name="P20" draw:layer="layout" svg:width="0.466cm" svg:height="0.248cm" svg:x="4.222cm" svg:y="8.07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1" draw:text-style-name="P21" draw:layer="layout" svg:width="0.305cm" svg:height="0.11cm" svg:x="4.303cm" svg:y="8.14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line draw:style-name="gr41" draw:text-style-name="P2" draw:layer="layout" svg:x1="4.799cm" svg:y1="8cm" svg:x2="4.799cm" svg:y2="6.9cm">
            <text:p/>
          </draw:line>
          <draw:custom-shape draw:style-name="gr42" draw:text-style-name="P1" draw:layer="layout" svg:width="1.5cm" svg:height="0.187cm" svg:x="5.913cm" svg:y="7.5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3" draw:text-style-name="P1" draw:layer="layout" svg:width="0.399cm" svg:height="0.187cm" svg:x="5.864cm" svg:y="8.6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" draw:text-style-name="P1" draw:layer="layout" svg:width="0.399cm" svg:height="0.187cm" svg:x="6.464cm" svg:y="8.6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" draw:text-style-name="P1" draw:layer="layout" svg:width="0.399cm" svg:height="0.187cm" svg:x="7.064cm" svg:y="8.6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44" draw:text-style-name="P28" draw:layer="layout" svg:width="1.903cm" svg:height="0.276cm" svg:x="5.712cm" svg:y="7.116cm">
            <draw:text-box>
              <text:p><text:span text:style-name="T8">Oligodendrocytes</text:span></text:p>
            </draw:text-box>
          </draw:frame>
          <draw:custom-shape draw:style-name="gr45" draw:text-style-name="P29" draw:layer="layout" svg:width="0.414cm" svg:height="0.414cm" draw:transform="rotate (0.785398163397448) translate (4.505cm 7.325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49.86376021798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10" draw:layer="layout" svg:width="1.695cm" svg:height="0.3cm" svg:x="5.816cm" svg:y="9.05cm">
            <draw:text-box>
              <text:p text:style-name="P4"><text:span text:style-name="T5">Demyelination</text:span></text:p>
            </draw:text-box>
          </draw:frame>
          <draw:frame draw:style-name="gr47" draw:text-style-name="P10" draw:layer="layout" svg:width="0.6cm" svg:height="0.276cm" svg:x="4.796cm" svg:y="9.074cm">
            <draw:text-box>
              <text:p text:style-name="P4"><text:span text:style-name="T5">AIS</text:span></text:p>
            </draw:text-box>
          </draw:frame>
          <draw:frame draw:style-name="gr48" draw:text-style-name="P5" draw:layer="layout" svg:width="0.65cm" svg:height="0.276cm" svg:x="3.127cm" svg:y="5.675cm">
            <draw:text-box>
              <text:p text:style-name="P4"><text:span text:style-name="T1">Soma</text:span></text:p>
            </draw:text-box>
          </draw:frame>
          <draw:frame draw:style-name="gr49" draw:text-style-name="P10" draw:layer="layout" svg:width="0.561cm" svg:height="0.276cm" svg:x="6.383cm" svg:y="8.062cm">
            <draw:text-box>
              <text:p text:style-name="P4"><text:span text:style-name="T5">Axon</text:span></text:p>
            </draw:text-box>
          </draw:frame>
          <draw:frame draw:style-name="gr50" draw:text-style-name="P10" draw:layer="layout" svg:width="0.925cm" svg:height="0.276cm" svg:x="8.801cm" svg:y="9.562cm">
            <draw:text-box>
              <text:p text:style-name="P4"><text:span text:style-name="T5">Tyrosine</text:span></text:p>
            </draw:text-box>
          </draw:frame>
          <draw:custom-shape draw:style-name="gr25" draw:text-style-name="P17" draw:layer="layout" svg:width="0.523cm" svg:height="0.523cm" svg:x="8.784cm" svg:y="7.929cm">
            <text:p text:style-name="P16"><text:span text:style-name="T8">D</text:span><text:span text:style-name="T9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2" draw:layer="layout" svg:x1="8.996cm" svg:y1="9.497cm" svg:x2="9cm" svg:y2="8.4cm">
            <text:p/>
          </draw:line>
          <draw:line draw:style-name="gr51" draw:text-style-name="P2" draw:layer="layout" svg:x1="8.796cm" svg:y1="8.19cm" svg:x2="8.396cm" svg:y2="8.19cm">
            <text:p/>
          </draw:line>
          <draw:g>
            <draw:custom-shape draw:style-name="gr52" draw:text-style-name="P30" xml:id="id1" draw:id="id1" draw:layer="layout" svg:width="0.25cm" svg:height="0.2cm" svg:x="9.652cm" svg:y="9.24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3" draw:text-style-name="P13" draw:layer="layout" draw:type="line" svg:x1="9.902cm" svg:y1="9.349cm" svg:x2="9.94cm" svg:y2="9.347cm" draw:start-shape="id1" draw:start-glue-point="1" draw:end-shape="id2" draw:end-glue-point="3" svg:d="M9902 9349l38-2" svg:viewBox="0 0 39 3">
              <text:p/>
            </draw:connector>
            <draw:ellipse draw:style-name="gr54" draw:text-style-name="P31" xml:id="id2" draw:id="id2" draw:layer="layout" svg:width="0.114cm" svg:height="0.174cm" svg:x="9.94cm" svg:y="9.26cm" draw:kind="cut" draw:start-angle="88.54" draw:end-angle="272.58">
              <text:p/>
            </draw:ellipse>
          </draw:g>
          <draw:custom-shape draw:style-name="gr55" draw:text-style-name="P15" draw:layer="layout" svg:width="0.523cm" svg:height="0.523cm" svg:x="9.329cm" svg:y="6.481cm">
            <text:p text:style-name="P14"><text:span text:style-name="T8">D</text:span><text:span text:style-name="T9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" draw:layer="layout" svg:width="0.191cm" svg:height="0.191cm" svg:x="9.662cm" svg:y="7.4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2" draw:layer="layout" svg:width="0.187cm" svg:height="0.187cm" svg:x="8.892cm" svg:y="7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2" draw:layer="layout" svg:width="0.958cm" svg:height="0.959cm" draw:transform="rotate (-1.68982778178091) translate (10.031cm 6.759cm)">
            <text:p/>
            <draw:enhanced-geometry svg:viewBox="0 0 21600 21600" draw:mirror-horizontal="false" draw:mirror-vertical="false" draw:text-areas="0 0 21600 21600" draw:type="circular-arrow" draw:modifiers="-20.3075764499179 17.4698862368516 8394.2779195291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59" draw:text-style-name="P18" draw:layer="layout" svg:width="0.269cm" svg:height="0.407cm" svg:x="8.849cm" svg:y="7.525cm">
            <text:p/>
            <draw:enhanced-geometry svg:viewBox="0 0 21600 21600" draw:mirror-vertical="true" draw:text-areas="?f0 0 ?f2 ?f5" draw:type="down-arrow" draw:modifiers="15048.7912087912 648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0" draw:text-style-name="P18" draw:layer="layout" svg:width="0.904cm" svg:height="0.959cm" draw:transform="rotate (2.25845605208066) translate (9.359cm 8cm)">
            <text:p/>
            <draw:enhanced-geometry svg:viewBox="0 0 21600 21600" draw:mirror-horizontal="false" draw:mirror-vertical="false" draw:text-areas="0 0 21600 21600" draw:type="circular-arrow" draw:modifiers="-22.6126935881294 -2.87153560440099 7635.2223857724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27" draw:text-style-name="P19" draw:layer="layout" svg:width="0.205cm" svg:height="0.395cm" svg:x="9.123cm" svg:y="6.401cm">
            <draw:text-box>
              <text:p text:style-name="P4"><text:span text:style-name="T10">+</text:span></text:p>
            </draw:text-box>
          </draw:frame>
          <draw:custom-shape draw:style-name="gr25" draw:text-style-name="P17" draw:layer="layout" svg:width="0.523cm" svg:height="0.523cm" svg:x="10.004cm" svg:y="6.97cm">
            <text:p text:style-name="P16"><text:span text:style-name="T8">D</text:span><text:span text:style-name="T9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0.523cm" svg:height="0.523cm" svg:x="10.004cm" svg:y="7.929cm">
            <text:p text:style-name="P16"><text:span text:style-name="T8">D</text:span><text:span text:style-name="T9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0.523cm" svg:height="0.523cm" svg:x="10.004cm" svg:y="9.115cm">
            <text:p text:style-name="P16"><text:span text:style-name="T8">D</text:span><text:span text:style-name="T9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2" draw:layer="layout" svg:x1="9.636cm" svg:y1="9.344cm" svg:x2="9.1cm" svg:y2="9.344cm">
            <text:p/>
          </draw:line>
          <draw:custom-shape draw:style-name="gr62" draw:text-style-name="P33" draw:layer="layout" svg:width="0.414cm" svg:height="0.414cm" draw:transform="rotate (0.785398163397448) translate (9.112cm 9.355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49.86376021798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22" draw:layer="layout" svg:width="0.113cm" svg:height="1.048cm" svg:x="7.548cm" svg:y="7.7cm">
            <text:p/>
            <draw:enhanced-geometry svg:viewBox="0 0 21600 21600" draw:type="rectangle" draw:enhanced-path="M 0 0 L 21600 0 21600 21600 0 21600 0 0 Z N"/>
          </draw:custom-shape>
          <draw:line draw:style-name="gr64" draw:text-style-name="P2" draw:layer="layout" svg:x1="7.604cm" svg:y1="8.461cm" svg:x2="7.536cm" svg:y2="8.669cm">
            <text:p/>
          </draw:line>
          <draw:line draw:style-name="gr64" draw:text-style-name="P2" draw:layer="layout" svg:x1="7.709cm" svg:y1="8.461cm" svg:x2="7.641cm" svg:y2="8.669cm">
            <text:p/>
          </draw:line>
          <draw:line draw:style-name="gr64" draw:text-style-name="P2" draw:layer="layout" svg:x1="7.6cm" svg:y1="7.761cm" svg:x2="7.532cm" svg:y2="7.969cm">
            <text:p/>
          </draw:line>
          <draw:line draw:style-name="gr64" draw:text-style-name="P2" draw:layer="layout" svg:x1="7.705cm" svg:y1="7.761cm" svg:x2="7.637cm" svg:y2="7.969cm">
            <text:p/>
          </draw:line>
          <draw:custom-shape draw:style-name="gr65" draw:text-style-name="P18" draw:layer="layout" svg:width="0.293cm" svg:height="0.79cm" draw:transform="rotate (-1.5707963267949) translate (10.032cm 8.011cm)">
            <text:p/>
            <draw:enhanced-geometry svg:viewBox="0 0 21600 21600" draw:text-areas="?f0 0 ?f2 ?f5" draw:type="down-arrow" draw:modifiers="16657.3957016435 72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6" draw:text-style-name="P34" draw:layer="layout" svg:width="1.369cm" svg:height="0.551cm" svg:x="9.114cm" svg:y="8.524cm">
            <draw:text-box>
              <text:p text:style-name="P4"><text:span text:style-name="T11">D2-</text:span></text:p>
              <text:p text:style-name="P4"><text:span text:style-name="T11">autoreceptor</text:span></text:p>
            </draw:text-box>
          </draw:frame>
          <draw:g>
            <draw:custom-shape draw:style-name="gr67" draw:text-style-name="P22" draw:layer="layout" svg:width="0.501cm" svg:height="0.455cm" svg:x="6.432cm" svg:y="9.817cm">
              <text:p/>
              <draw:enhanced-geometry svg:viewBox="0 0 21600 21600" draw:glue-points="10800 0 3163 3163 0 10800 3163 18437 10800 21600 18437 18437 21600 10800 18437 3163" draw:text-areas="3163 3163 18437 18437" draw:type="ring" draw:modifiers="172.111553784861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68" draw:text-style-name="P27" draw:layer="layout" svg:width="0.258cm" svg:height="0.129cm" svg:x="6.554cm" svg:y="9.98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21" draw:layer="layout" svg:width="0.17cm" svg:height="0.057cm" svg:x="6.599cm" svg:y="10.01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9" draw:text-style-name="P1" draw:layer="layout" svg:width="0.199cm" svg:height="0.201cm" svg:x="6.583cm" svg:y="9.944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70" draw:text-style-name="P23" draw:layer="layout" svg:width="0.027cm" svg:height="0.053cm" svg:x="6.669cm" svg:y="10.02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71" draw:text-style-name="P23" draw:layer="layout" svg:width="0.021cm" svg:height="0.023cm" svg:x="6.672cm" svg:y="10.0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72" draw:text-style-name="P35" draw:layer="layout" svg:width="0.789cm" svg:height="0.276cm" svg:x="2.941cm" svg:y="9.906cm">
            <draw:text-box>
              <text:p text:style-name="P6"><text:span text:style-name="T5">Control</text:span></text:p>
            </draw:text-box>
          </draw:frame>
          <draw:frame draw:style-name="gr73" draw:text-style-name="P35" draw:layer="layout" svg:width="1.78cm" svg:height="0.276cm" svg:x="7.035cm" svg:y="9.906cm">
            <draw:text-box>
              <text:p text:style-name="P6"><text:span text:style-name="T5">Autophagosome</text:span></text:p>
            </draw:text-box>
          </draw:frame>
          <draw:g>
            <draw:custom-shape draw:style-name="gr30" draw:text-style-name="P20" draw:layer="layout" svg:width="0.466cm" svg:height="0.248cm" svg:x="2.356cm" svg:y="9.9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21" draw:layer="layout" svg:width="0.305cm" svg:height="0.11cm" svg:x="2.435cm" svg:y="9.98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0" draw:text-style-name="P27" draw:layer="layout" svg:width="0.49cm" svg:height="0.29cm" svg:x="4.054cm" svg:y="9.89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20" draw:layer="layout" svg:width="0.466cm" svg:height="0.248cm" svg:x="4.066cm" svg:y="9.9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21" draw:layer="layout" svg:width="0.305cm" svg:height="0.11cm" svg:x="4.147cm" svg:y="9.98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74" draw:text-style-name="P35" draw:layer="layout" svg:width="1.458cm" svg:height="0.276cm" svg:x="4.698cm" svg:y="9.916cm">
            <draw:text-box>
              <text:p text:style-name="P6"><text:span text:style-name="T5">RET collapse</text:span></text:p>
            </draw:text-box>
          </draw:frame>
          <draw:frame draw:style-name="gr75" draw:text-style-name="P36" draw:layer="layout" svg:width="0.887cm" svg:height="0.276cm" svg:x="7.46cm" svg:y="8.052cm">
            <draw:text-box>
              <text:p text:style-name="P4"><text:span text:style-name="T12"><text:s/></text:span><text:span text:style-name="T12">DOPAL</text:span></text:p>
            </draw:text-box>
          </draw:frame>
          <draw:custom-shape draw:style-name="gr76" draw:text-style-name="P22" draw:layer="layout" svg:width="0.111cm" svg:height="0.748cm" svg:x="8.794cm" svg:y="6.152cm">
            <text:p/>
            <draw:enhanced-geometry svg:viewBox="0 0 21600 21600" draw:type="rectangle" draw:enhanced-path="M 0 0 L 21600 0 21600 21600 0 21600 0 0 Z N"/>
          </draw:custom-shape>
          <draw:path draw:style-name="gr20" draw:text-style-name="P13" draw:layer="layout" svg:width="0.406cm" svg:height="0.528cm" svg:x="8.721cm" svg:y="6.297cm" svg:viewBox="0 0 407 529" svg:d="M0 465c116-26 116 90 116-346 0-435 29 465 58 407s233-87 233-87">
            <text:p/>
          </draw:path>
          <draw:frame draw:style-name="gr77" draw:text-style-name="P5" draw:layer="layout" svg:width="1.28cm" svg:height="0.551cm" svg:x="8.739cm" svg:y="5.675cm">
            <draw:text-box>
              <text:p text:style-name="P4"><text:span text:style-name="T1">Presynaptic</text:span></text:p>
              <text:p text:style-name="P4"><text:span text:style-name="T1">terminal</text:span></text:p>
            </draw:text-box>
          </draw:frame>
          <draw:line draw:style-name="gr41" draw:text-style-name="P2" draw:layer="layout" svg:x1="5.1cm" svg:y1="6.6cm" svg:x2="8.7cm" svg:y2="6.6cm">
            <text:p/>
          </draw:line>
          <draw:custom-shape draw:style-name="gr78" draw:text-style-name="P18" draw:layer="layout" svg:width="0.326cm" svg:height="0.407cm" svg:x="3.255cm" svg:y="7.238cm">
            <text:p/>
            <draw:enhanced-geometry svg:viewBox="0 0 21600 21600" draw:text-areas="?f0 0 ?f2 ?f5" draw:type="down-arrow" draw:modifiers="14082.3529411765 7662.3853211009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9" draw:text-style-name="P2" draw:layer="layout" svg:width="0.958cm" svg:height="0.959cm" draw:transform="rotate (0.631111057521149) translate (8.983cm 6.896cm)">
            <text:p/>
            <draw:enhanced-geometry svg:viewBox="0 0 21600 21600" draw:mirror-horizontal="false" draw:mirror-vertical="false" draw:text-areas="0 0 21600 21600" draw:type="circular-arrow" draw:modifiers="-27.3608608772992 17.4698862368516 8394.2779195291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80" draw:text-style-name="P32" draw:layer="layout" svg:width="1.382cm" svg:height="1.502cm" draw:transform="rotate (-0.872839158922364) translate (3.43cm 6.076cm)">
            <text:p/>
            <draw:enhanced-geometry svg:viewBox="0 0 21600 21600" draw:mirror-horizontal="true" draw:mirror-vertical="false" draw:text-areas="0 0 21600 21600" draw:type="circular-arrow" draw:modifiers="-21.2691915298709 2.77718374658518 9343.1519764780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78" draw:text-style-name="P18" draw:layer="layout" svg:width="0.326cm" svg:height="0.407cm" svg:x="3.254cm" svg:y="6.423cm">
            <text:p/>
            <draw:enhanced-geometry svg:viewBox="0 0 21600 21600" draw:text-areas="?f0 0 ?f2 ?f5" draw:type="down-arrow" draw:modifiers="14082.3529411765 7662.3853211009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81" draw:text-style-name="P37" draw:layer="layout" svg:width="0.476cm" svg:height="0.276cm" svg:x="2.774cm" svg:y="6.4cm">
            <draw:text-box>
              <text:p><text:span text:style-name="T8">DAT</text:span></text:p>
            </draw:text-box>
          </draw:frame>
          <draw:frame draw:style-name="gr81" draw:text-style-name="P38" draw:layer="layout" svg:width="0.476cm" svg:height="0.276cm" svg:x="9.582cm" svg:y="7.814cm">
            <draw:text-box draw:corner-radius="7.026cm">
              <text:p><text:span text:style-name="T11">DAT</text:span></text:p>
            </draw:text-box>
          </draw:frame>
          <draw:custom-shape draw:style-name="gr82" draw:text-style-name="P2" draw:layer="layout" svg:width="0.845cm" svg:height="1.169cm" draw:transform="rotate (-0.868824901642777) translate (4.112cm 7.378cm)">
            <text:p/>
            <draw:enhanced-geometry svg:viewBox="0 0 21600 21600" draw:mirror-horizontal="true" draw:mirror-vertical="false" draw:text-areas="0 0 21600 21600" draw:type="circular-arrow" draw:modifiers="-32.0468264103045 0.497636206580945 8502.4483529239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2" draw:text-style-name="P33" draw:layer="layout" svg:width="0.414cm" svg:height="0.414cm" draw:transform="rotate (0.785398163397448) translate (5.119cm 6.59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49.86376021798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33" draw:layer="layout" svg:width="0.414cm" svg:height="0.414cm" draw:transform="rotate (0.785398163397448) translate (9.838cm 6.59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49.86376021798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7" draw:text-style-name="P39" draw:layer="layout" svg:width="0.18cm" svg:height="0.319cm" svg:x="1.841cm" svg:y="23.257cm">
          <draw:text-box draw:corner-radius="0.053cm">
            <text:p><text:span text:style-name="T13">h</text:span></text:p>
          </draw:text-box>
        </draw:frame>
        <draw:frame draw:style-name="gr83" draw:text-style-name="P12" draw:layer="layout" svg:width="0.176cm" svg:height="0.319cm" svg:x="1.841cm" svg:y="10.387cm">
          <draw:text-box>
            <text:p><text:span text:style-name="T7">c</text:span></text:p>
          </draw:text-box>
        </draw:frame>
        <draw:frame draw:style-name="gr83" draw:text-style-name="P12" draw:layer="layout" svg:width="0.176cm" svg:height="0.319cm" svg:x="6.25cm" svg:y="10.387cm">
          <draw:text-box>
            <text:p><text:span text:style-name="T7">d</text:span></text:p>
          </draw:text-box>
        </draw:frame>
        <draw:frame draw:style-name="gr84" draw:text-style-name="P12" draw:layer="layout" svg:width="0.193cm" svg:height="0.319cm" svg:x="1.841cm" svg:y="15.512cm">
          <draw:text-box>
            <text:p><text:span text:style-name="T7">e</text:span></text:p>
          </draw:text-box>
        </draw:frame>
        <draw:frame draw:style-name="gr17" draw:text-style-name="P12" draw:layer="layout" svg:width="0.18cm" svg:height="0.319cm" svg:x="1.841cm" svg:y="18.257cm">
          <draw:text-box>
            <text:p><text:span text:style-name="T7">f</text:span></text:p>
          </draw:text-box>
        </draw:frame>
        <draw:frame draw:style-name="gr83" draw:text-style-name="P12" draw:layer="layout" svg:width="0.176cm" svg:height="0.319cm" svg:x="1.841cm" svg:y="20.657cm">
          <draw:text-box>
            <text:p><text:span text:style-name="T7">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2:51:58.930407676</meta:creation-date>
    <meta:generator>LibreOffice/6.4.7.2$Linux_X86_64 LibreOffice_project/40$Build-2</meta:generator>
    <dc:date>2023-02-07T15:12:07.107478730</dc:date>
    <meta:editing-duration>P29DT22H54M28S</meta:editing-duration>
    <meta:editing-cycles>86</meta:editing-cycles>
    <meta:document-statistic meta:object-count="136"/>
  </office:meta>
</office:document-meta>
</file>